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2022-05-16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2022-01-24 0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2021-03-09 10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2020-09-21 0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2020-01-13 0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2019-08-27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2019-04-22 0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2019-01-22 13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2018-09-04 1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2018-05-07 13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2018-01-16 0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2017-09-13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2017-04-26 0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2017-01-17 12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2016-09-28 1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2016-05-03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2016-01-25 1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2015-09-21 1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2015-05-05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2015-01-07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2014-09-10 14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2014-05-19 0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2014-01-16 0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2013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2012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2011-0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2010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2009-0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2008-0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2006-0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2005-03-16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2004-03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2003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2002-03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2001-03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2000-03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1999-03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1998-0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1997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1996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1995-0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1994-0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1993-04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1992-02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1991-02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1989-0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1988-02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1987-0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1986-0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1985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1984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1983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1982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1981-0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385</text:p>
          </table:table-cell>
          <table:table-cell office:value-type="string" calcext:value-type="string">
            <text:p>1980-01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11" meta:object-count="0"/>
    <meta:user-defined meta:name="AppVersion">3.0</meta:user-defined>
  </office:meta>
</office:document-meta>
</file>